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>
      <style:text-properties style:font-name="Courier New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s snippet objects of REQUEST parameters.</text:p>
      <text:p text:style-name="P1">It then dynamiclly build a query, that is user</text:p>
      <text:p text:style-name="P1">to get the requested data from the database</text:p>
      <text:p text:style-name="P1">Returns an array of snippets that is presented as Json</text:p>
      <text:p text:style-name="P1">or XML with help of the restler API.</text:p>
      <text:p text:style-name="P1">Example usage:</text:p>
      <text:p text:style-name="P1"><text:s/></text:p>
      <text:p text:style-name="P2">GET</text:p>
      <text:p text:style-name="P1"/>
      <text:p text:style-name="P1">/snippets</text:p>
      <text:p text:style-name="P1">Get all snippets in Json format</text:p>
      <text:p text:style-name="P1"><text:s text:c="6"/></text:p>
      <text:p text:style-name="P1">/snippets.xml?language=php&amp;datefrom=20100101&amp;dateto=20110101</text:p>
      <text:p text:style-name="P1">Get all Php snippets created between two dates in XML format</text:p>
      <text:p text:style-name="P1"><text:s text:c="8"/></text:p>
      <text:p text:style-name="P1"><text:s text:c="6"/></text:p>
      <text:p text:style-name="P1">/snippets?language=csharp&amp;sort=rating</text:p>
      <text:p text:style-name="P1">Get all C# snippets sorted on rating in Json format <text:s text:c="7"/></text:p>
      <text:p text:style-name="P1"><text:s text:c="6"/></text:p>
      <text:p text:style-name="P1">/snippets.xml?lang=csharp&amp;username=cesarsnipp&amp;sort=title</text:p>
      <text:p text:style-name="P1"/>
      <text:p text:style-name="P1">Get all C# snippets from user with username cesarsnipp sorted on title in Json format</text:p>
      <text:p text:style-name="P1"><text:s text:c="11"/></text:p>
      <text:p text:style-name="P1"><text:s/>Url Parameters</text:p>
      <text:p text:style-name="P1"><text:s/></text:p>
      <text:p text:style-name="P1">sort = [language, title, description, code, username, id, date, rating]</text:p>
      <text:p text:style-name="P1">[language, title, description, code, username, id, date, rating] = ?</text:p>
      <text:p text:style-name="P1">datefrom = format(YYYY-MM-DD) &amp;&amp; dateto = format(YYYY-MM-DD)</text:p>
      <text:p text:style-name="P1">date = format(YYYY-MM-DD)</text:p>
      <text:p text:style-name="P1"/>
      <text:p text:style-name="P1"><text:span text:style-name="T1">POST</text:span></text:p>
      <text:p text:style-name="P1"><text:span text:style-name="T1"/></text:p>
      <text:p text:style-name="P1"><text:span text:style-name="T1">DELETE</text:span></text:p>
      <text:p text:style-name="P1"><text:span text:style-name="T1"/></text:p>
      <text:p text:style-name="P1"><text:span text:style-name="T1">PU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ntus Karlsson</meta:initial-creator>
    <meta:creation-date>2012-01-31T15:31:05.24</meta:creation-date>
    <dc:date>2012-01-31T15:38:09.21</dc:date>
    <dc:creator>Pontus Karlsson</dc:creator>
    <meta:editing-duration>PT7M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30" meta:word-count="125" meta:character-count="931"/>
  </office:meta>
</office:document-meta>
</file>